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9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0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style:font-name="Gabriola1"/>
    </style:style>
    <style:style style:name="T1" style:family="text">
      <style:text-properties fo:font-variant="normal" fo:text-transform="none" fo:color="#030303" fo:font-size="10.5pt" fo:letter-spacing="normal" fo:font-style="normal" fo:font-weight="normal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s://www.youtube.com/watch?v=SsUGomHw85o</text:p>
      <text:p text:style-name="P4"><text:s text:c="2"/>Pour 2 personnes</text:p>
      <text:list xml:id="list8813182322074856732" text:style-name="L1">
        <text:list-item>
          <text:p text:style-name="P6">Spaghettis</text:p>
        </text:list-item>
        <text:list-item>
          <text:p text:style-name="P6">guanciale</text:p>
        </text:list-item>
        <text:list-item>
          <text:p text:style-name="P6">2-3 jaunes d'oeufs</text:p>
        </text:list-item>
        <text:list-item>
          <text:p text:style-name="P6">15g Parmesan Grano Padano</text:p>
        </text:list-item>
        <text:list-item>
          <text:p text:style-name="P6">30g Pecorino</text:p>
        </text:list-item>
        <text:list-item>
          <text:p text:style-name="P6">Poivre</text:p>
          <text:p text:style-name="P6"/>
        </text:list-item>
      </text:list>
      <text:p text:style-name="P5"><text:s/><text:span text:style-name="T2"><text:s/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Étapes :</text:p>
      <text:p text:style-name="P2"/>
      <text:list xml:id="list373025977961214314" text:style-name="L2">
        <text:list-item>
          <text:p text:style-name="P10"><text:span text:style-name="T1">Couper des petits morceaux de guanciale, et les faire revenir à sec dans une poêle en fer bien chaude. On peut incliner la poêle pendant la cuisson pour faire frire entièrement la viande, qui doit être croustillante à l'extérieur, mais moelleuse à l'intérieur. Reserver une partie du gras d'un côté, et la viande de l'autre. </text:span></text:p>
          <text:p text:style-name="P9"/>
        </text:list-item>
        <text:list-item>
          <text:p text:style-name="P7">Faire cuire les spaghettis dans une eau, sans saler autant que d'habitude. La pâte doit être plutôt fondante et non pas al dente. </text:p>
          <text:p text:style-name="P7"/>
        </text:list-item>
        <text:list-item>
          <text:p text:style-name="P7">En parallèle de la cuisson des pâtes, râper le fromage, et le mettre dans un saladier. Y ajouter les jaunes d'oeuf, et le poivre moulu, ainsi qu'une partie du gras rendu par le guanciale. Bien mélanger avec un fouet. Y ajouter deux cuillères à soupe d'eau de cuisson des pâtes. </text:p>
          <text:p text:style-name="P7"/>
        </text:list-item>
        <text:list-item>
          <text:p text:style-name="P7">Une fois les pâtes cuites, les ajouter chaudes à la préparation de fromage et de jaunes d'oeuf, en ajoutant éventuellement un peu d'eau de cuisson des pâtes si nécessaire. <text:s/>Mettre sur un bain marie, et cuire doucement en remuant continuellement pendant quelques minutes. La texture doit être crémeuse. </text:p>
          <text:p text:style-name="P7"/>
        </text:list-item>
        <text:list-item>
          <text:p text:style-name="P7">Ajouter le guanciale, encore un peu de poivre, et mettre sur une assiette. Ajouter finalement un peu de pecorino. </text:p>
          <text:p text:style-name="P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Carbonar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5-05-05T14:14:14.42</dc:date>
    <dc:creator>Aurélien Lecerf</dc:creator>
    <meta:editing-duration>PT7H15M47S</meta:editing-duration>
    <meta:editing-cycles>11</meta:editing-cycles>
    <meta:generator>OpenOffice/4.1.10$Win32 OpenOffice.org_project/4110m2$Build-9807</meta:generator>
    <meta:document-statistic meta:table-count="0" meta:image-count="0" meta:object-count="0" meta:page-count="1" meta:paragraph-count="17" meta:word-count="225" meta:character-count="1326"/>
  </office:meta>
</office:document-meta>
</file>